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6bf6"/>
    </style:style>
    <style:style style:name="P2" style:family="paragraph" style:parent-style-name="Standard">
      <style:text-properties fo:language="en" fo:country="US" officeooo:rsid="00166bf6" officeooo:paragraph-rsid="00166bf6"/>
    </style:style>
    <style:style style:name="P3" style:family="paragraph" style:parent-style-name="Standard">
      <style:text-properties fo:language="uk" fo:country="UA" officeooo:rsid="00166bf6" officeooo:paragraph-rsid="00166bf6"/>
    </style:style>
    <style:style style:name="P4" style:family="paragraph" style:parent-style-name="Standard">
      <style:text-properties style:font-name="Consolas" fo:language="uk" fo:country="UA" officeooo:rsid="00166bf6" officeooo:paragraph-rsid="00166bf6"/>
    </style:style>
    <style:style style:name="P5" style:family="paragraph" style:parent-style-name="Standard">
      <style:text-properties style:font-name="Consolas" fo:language="en" fo:country="US" officeooo:rsid="00166bf6" officeooo:paragraph-rsid="00166bf6"/>
    </style:style>
    <style:style style:name="P6" style:family="paragraph" style:parent-style-name="Standard">
      <style:text-properties style:font-name="Consolas" fo:language="en" fo:country="US" officeooo:rsid="00166bf6" officeooo:paragraph-rsid="0016c3a4"/>
    </style:style>
    <style:style style:name="T1" style:family="text">
      <style:text-properties officeooo:rsid="00166bf6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style:style style:name="T4" style:family="text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 2. Створення бази даних. Користувачі, ролі, права.</text:p>
      <text:p text:style-name="P1"/>
      <text:p text:style-name="P1">Мета: <text:s/>Створення бази даних шляхом визначення схеми БД та заповнення її тестовими даними <text:s/>Навчитися проектувати бази даних, вводити і редагувати структуру таблиць та дані в таблицях <text:s/>Вивчити DDL-команди SQL для роботи з таблицями (створення, модифікації та видалення таблиць) <text:s/>Вивчити використовувані в SQL засоби для підтримки цілісності даних та їх практичне застосування Вивчити основні принципи керування обліковими записами та ролями </text:p>
      <text:p text:style-name="P1"/>
      <text:p text:style-name="P1"><text:span text:style-name="T1">а</text:span>) Створити схему БД згідно з розробленою в роботі №1 ER-моделлю</text:p>
      <text:p text:style-name="P1"/>
      <text:p text:style-name="P3">1) Створення бази даних<text:span text:style-name="T2">:</text:span></text:p>
      <text:p text:style-name="P3"/>
      <text:p text:style-name="P4">mysql&gt; CREATE DATABASE <text:span text:style-name="T2">LabTwo</text:span>;</text:p>
      <text:p text:style-name="P4">mysql&gt; USE <text:span text:style-name="T2">LabTwo</text:span>;</text:p>
      <text:p text:style-name="P2"/>
      <text:p text:style-name="P2">2) <text:span text:style-name="T3">Створення </text:span>PreparationType</text:p>
      <text:p text:style-name="P2"/>
      <text:p text:style-name="P5">mysql&gt; CREATE TABLE PreparationType (</text:p>
      <text:p text:style-name="P5"><text:s text:c="4"/>-&gt; PreparationID INT UNSIGNED,</text:p>
      <text:p text:style-name="P5"><text:s text:c="4"/>-&gt; Name VARCHAR(40),</text:p>
      <text:p text:style-name="P5"><text:s text:c="4"/>-&gt; CONSTRAINT PreparationID PRIMARY KEY (PreparationID)</text:p>
      <text:p text:style-name="P2"><text:span text:style-name="T4"><text:s text:c="4"/>-&gt; );</text:span></text:p>
      <text:p text:style-name="P2"/>
      <text:p text:style-name="P2">3) <text:span text:style-name="T3">Створення </text:span>Medicine</text:p>
      <text:p text:style-name="P2"/>
      <text:p text:style-name="P6">mysql&gt; CREATE TABLE Medicine (</text:p>
      <text:p text:style-name="P6"><text:tab/>MedicineID INT UNSIGNED,</text:p>
      <text:p text:style-name="P6"><text:tab/>Name VARCHAR(40),</text:p>
      <text:p text:style-name="P6"><text:tab/>PreparationID INT UNSIGNED,</text:p>
      <text:p text:style-name="P6"><text:tab/>CONSTRAINT MedicineID PRIMARY KEY (MedicineID), CONSTRAINT <text:tab/>PreparationID FOREIGN KEY (PreparationID) REFERENCES <text:tab/>PreparationType (PreparationID) ON DELETE CASCADE ON UPDATE <text:tab/>CASCADE );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8T14:14:54.450000000</dc:date>
    <meta:editing-duration>PT26M30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8" meta:word-count="150" meta:character-count="1145" meta:non-whitespace-character-count="985"/>
  </office:meta>
</office:document-meta>
</file>